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1d4fef" style:font-size-asian="8pt" style:font-size-complex="8pt"/>
    </style:style>
    <style:style style:name="P2" style:family="paragraph" style:parent-style-name="Standard">
      <style:text-properties officeooo:paragraph-rsid="001d4fef"/>
    </style:style>
    <style:style style:name="P3" style:family="paragraph" style:parent-style-name="Standard">
      <loext:graphic-properties draw:fill-color="#ffffff"/>
      <style:paragraph-properties fo:keep-together="auto" fo:orphans="0" fo:widows="0" fo:padding="0in" fo:border="none" fo:keep-with-next="auto"/>
    </style:style>
    <style:style style:name="P4" style:family="paragraph" style:parent-style-name="Standard">
      <loext:graphic-properties draw:fill-color="#ffffff"/>
      <style:paragraph-properties fo:keep-together="auto" fo:orphans="0" fo:widows="0" fo:padding="0in" fo:border="none" fo:keep-with-next="auto"/>
      <style:text-properties fo:font-size="10pt" style:font-size-asian="10pt" style:font-size-complex="10pt"/>
    </style:style>
    <style:style style:name="P5" style:family="paragraph" style:parent-style-name="Standard">
      <loext:graphic-properties draw:fill-color="#ffffff"/>
      <style:paragraph-properties fo:keep-together="auto" fo:orphans="0" fo:widows="0" fo:padding="0in" fo:border="none" fo:keep-with-next="auto"/>
      <style:text-properties fo:font-size="8pt" style:font-size-asian="8pt" style:font-size-complex="8pt"/>
    </style:style>
    <style:style style:name="P6" style:family="paragraph" style:parent-style-name="Standard">
      <loext:graphic-properties draw:fill-color="#ffffff"/>
      <style:paragraph-properties fo:keep-together="auto" fo:orphans="0" fo:widows="0" fo:padding="0in" fo:border="none" fo:keep-with-next="auto"/>
      <style:text-properties fo:font-size="8pt" officeooo:paragraph-rsid="001d4fef" style:font-size-asian="8pt" style:font-size-complex="8pt"/>
    </style:style>
    <style:style style:name="P7" style:family="paragraph" style:parent-style-name="Standard">
      <loext:graphic-properties draw:fill-color="#ffffff"/>
      <style:paragraph-properties fo:orphans="0" fo:widows="0" fo:padding="0in" fo:border="none"/>
    </style:style>
    <style:style style:name="P8" style:family="paragraph" style:parent-style-name="Standard" style:list-style-name="WWNum1">
      <loext:graphic-properties draw:fill-color="#ffffff"/>
      <style:paragraph-properties fo:margin-left="0.5in" fo:margin-right="0in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1">
      <loext:graphic-properties draw:fill-color="#ffffff"/>
      <style:paragraph-properties fo:margin-left="0.5in" fo:margin-right="0in" fo:keep-together="auto" fo:orphans="0" fo:widows="0" fo:text-indent="-0.25in" style:auto-text-indent="false" fo:padding="0in" fo:border="none" fo:keep-with-next="auto"/>
      <style:text-properties officeooo:paragraph-rsid="001d4fef"/>
    </style:style>
    <style:style style:name="P10" style:family="paragraph" style:parent-style-name="Standard">
      <loext:graphic-properties draw:fill-color="#ffffff"/>
      <style:paragraph-properties fo:keep-together="auto" fo:orphans="0" fo:widows="0" fo:break-before="page" fo:padding="0in" fo:border="none" fo:keep-with-next="auto"/>
      <style:text-properties fo:font-size="10pt" style:font-size-asian="10pt" style:font-size-complex="10pt"/>
    </style:style>
    <style:style style:name="P11" style:family="paragraph" style:parent-style-name="Standard" style:master-page-name="Standard">
      <loext:graphic-properties draw:fill-color="#ffffff"/>
      <style:paragraph-properties fo:keep-together="auto" fo:orphans="0" fo:widows="0" style:page-number="1" fo:padding="0in" fo:border="none" fo:keep-with-next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#ffffff" loext:char-shading-value="0" style:font-name-asian="Arial1" style:font-style-asian="normal" style:font-weight-asian="normal" style:font-name-complex="Arial1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d4fef" fo:background-color="#ffffff" loext:char-shading-value="0" style:font-name-asian="Arial1" style:font-style-asian="normal" style:font-weight-asian="normal" style:font-name-complex="Arial1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#ffffff" loext:char-shading-value="0" style:font-name-asian="Times New Roman" style:font-style-asian="normal" style:font-weight-asian="normal" style:font-name-complex="Times New Roman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solid" style:text-underline-width="auto" style:text-underline-color="font-color" fo:font-weight="normal" fo:background-color="#ffffff" loext:char-shading-value="0" style:font-name-asian="Arial1" style:font-style-asian="normal" style:font-weight-asian="normal" style:font-name-complex="Arial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loext:char-shading-value="0" style:font-name-asian="Arial1" style:font-size-asian="10pt" style:font-style-asian="normal" style:font-weight-asian="normal" style:font-name-complex="Arial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d4fef" fo:background-color="#ffffff" loext:char-shading-value="0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solid" style:text-underline-width="auto" style:text-underline-color="font-color" fo:font-weight="normal" fo:background-color="#ffffff" loext:char-shading-value="0" style:font-name-asian="Arial1" style:font-size-asian="10pt" style:font-style-asian="normal" style:font-weight-asian="normal" style:font-name-complex="Arial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officeooo:rsid="001d4fef" fo:background-color="#ffffff" loext:char-shading-value="0" style:font-name-asian="Arial1" style:font-size-asian="8pt" style:font-style-asian="normal" style:font-weight-asian="normal" style:font-name-complex="Arial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fo:background-color="#ffffff" loext:char-shading-value="0" style:font-name-asian="Arial1" style:font-size-asian="8pt" style:font-style-asian="normal" style:font-weight-asian="normal" style:font-name-complex="Arial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solid" style:text-underline-width="auto" style:text-underline-color="font-color" fo:font-weight="normal" fo:background-color="#ffffff" loext:char-shading-value="0" style:font-name-asian="Arial1" style:font-size-asian="8pt" style:font-style-asian="normal" style:font-weight-asian="normal" style:font-name-complex="Arial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BE77 OIL CHANGE (EVERY 25 HRS/3 MONTHS RECOMMENDED)</text:span></text:p>
      <text:p text:style-name="P4"/>
      <text:p text:style-name="P3"><text:span text:style-name="T2">TOOLS</text:span><text:span text:style-name="T3">:</text:span></text:p>
      <text:p text:style-name="P3"><text:span text:style-name="T3">5-6 QTS PHILIPS 25W50 ($34)</text:span></text:p>
      <text:p text:style-name="P3"><text:span text:style-name="T3">LYCOMING GASKET LW61173 ($2)</text:span></text:p>
      <text:p text:style-name="P3"><text:span text:style-name="T3">TORQUE WRENCH</text:span></text:p>
      <text:p text:style-name="P3"><text:span text:style-name="T3">LARGE 1 1/2” ADJUSTABLE WRENCH</text:span></text:p>
      <text:p text:style-name="P3"><text:span text:style-name="T3">SMALL SOCKET WRENCH WITH 7/16” SOCKET &amp; EXTENSION</text:span></text:p>
      <text:p text:style-name="P3"><text:span text:style-name="T3">PHILLIPS SCREWDRIVER, SMALL PHILLIPS SCREWDRIVER FOR FRONT COWL</text:span></text:p>
      <text:p text:style-name="P3"><text:span text:style-name="T3">FLASHLIGHT</text:span></text:p>
      <text:p text:style-name="P3"><text:span text:style-name="T3">TOWELS &amp; RAGS</text:span></text:p>
      <text:p text:style-name="P3"><text:span text:style-name="T3">DEGREASER</text:span></text:p>
      <text:p text:style-name="P3"><text:span text:style-name="T3">OIL DRAIN HOSE, FUNNEL AND OIL BUCKET</text:span></text:p>
      <text:p text:style-name="P3"><text:span text:style-name="T3">TRASH BAGS</text:span></text:p>
      <text:p text:style-name="P3"><text:span text:style-name="T3">OIL SUMP SCREEN CRUSH WASHER (STD-1045/AN900-20/MS35769-31)</text:span></text:p>
      <text:p text:style-name="P3"><text:span text:style-name="T3">0.032 SAFETY WIRE AND SAFETY PLIERS</text:span></text:p>
      <text:p text:style-name="P3"><text:span text:style-name="T3">STEP LADDER</text:span></text:p>
      <text:p text:style-name="P3"><text:span text:style-name="T3">(OPTIONAL) GREASE GUN AND GREASE</text:span></text:p>
      <text:p text:style-name="P4"/>
      <text:p text:style-name="P3"><text:span text:style-name="T2">STEPS</text:span><text:span text:style-name="T3">:</text:span></text:p>
      <text:list xml:id="list7831537645824047442" text:style-name="WWNum1">
        <text:list-item>
          <text:p text:style-name="P8"><text:span text:style-name="T3">WARM UP ENGINE</text:span></text:p>
        </text:list-item>
        <text:list-item>
          <text:p text:style-name="P8"><text:span text:style-name="T3">OPEN COWLING</text:span></text:p>
        </text:list-item>
        <text:list-item>
          <text:p text:style-name="P8"><text:span text:style-name="T3">DRAIN OIL FROM DRAIN PLUG WITH FUNNEL AND HOSE</text:span></text:p>
        </text:list-item>
        <text:list-item>
          <text:p text:style-name="P8"><text:span text:style-name="T3">REMOVE OIL SCREEN HOUSING</text:span></text:p>
        </text:list-item>
        <text:list-item>
          <text:p text:style-name="P8"><text:span text:style-name="T3">INSPECT AND CLEAN SCREEN WITH DEGREASER AND TOWELS</text:span></text:p>
        </text:list-item>
        <text:list-item>
          <text:p text:style-name="P8"><text:span text:style-name="T3">REINSTALL OIL SCREEN AND HOUSING </text:span></text:p>
        </text:list-item>
        <text:list-item>
          <text:p text:style-name="P8"><text:span text:style-name="T3">TORQUE BOLTS TO 75 IN.LBS(8.5NM) (STD-1856 BOLT &amp; AN916-416 WASHER)</text:span></text:p>
        </text:list-item>
        <text:list-item>
          <text:p text:style-name="P8"><text:span text:style-name="T3">REMOVE, INSPECT, CLEAN AND REINSTALL SUMP SCREEN (LARGE ADJUSTABLE WRENCH)</text:span></text:p>
        </text:list-item>
        <text:list-item>
          <text:p text:style-name="P8"><text:span text:style-name="T3">INSTALL NEW COPPER GASKET, LUBRICATE THREADS &amp; TIGHTEN SUMP SCREEN BOLT 90 DEGREES AFTER GASKET CONTACT</text:span></text:p>
        </text:list-item>
        <text:list-item>
          <text:p text:style-name="P8"><text:span text:style-name="T3">SAFETY WIRE SUMP BOLT</text:span></text:p>
        </text:list-item>
        <text:list-item>
          <text:p text:style-name="P8"><text:span text:style-name="T3">REFILL WITH 5-6 QTS OIL</text:span></text:p>
        </text:list-item>
        <text:list-item>
          <text:p text:style-name="P8"><text:span text:style-name="T3">ADD CAMGUARD</text:span></text:p>
        </text:list-item>
        <text:list-item>
          <text:p text:style-name="P8"><text:span text:style-name="T3">CHECK OIL LEVEL AND INSPECT ENGINE</text:span></text:p>
        </text:list-item>
        <text:list-item>
          <text:p text:style-name="P8"><text:span text:style-name="T3">START ENGINE, CHECK FOR LEAKS</text:span></text:p>
        </text:list-item>
        <text:list-item>
          <text:p text:style-name="P8"><text:span text:style-name="T3">(OPTIONAL) LUBE NOSEGEAR</text:span></text:p>
        </text:list-item>
        <text:list-item>
          <text:p text:style-name="P8"><text:span text:style-name="T3">REINSTALL COWLING</text:span></text:p>
        </text:list-item>
        <text:list-item>
          <text:p text:style-name="P8"><text:span text:style-name="T3">CLEAN UP</text:span></text:p>
        </text:list-item>
        <text:list-item>
          <text:p text:style-name="P9"><text:span text:style-name="T3">UPDATE ENGINE LOGBOOK</text:span></text:p>
        </text:list-item>
      </text:list>
      <text:p text:style-name="P10"/>
      <text:p text:style-name="P3">*****************</text:p>
      <text:p text:style-name="P2"><text:span text:style-name="T13">D</text:span><text:span text:style-name="T14">ATE: <text:tab/><text:tab/></text:span><text:span text:style-name="T15">March 12, 2014</text:span></text:p>
      <text:p text:style-name="P1"><text:span text:style-name="T6">TACH TIME: <text:tab/></text:span><text:span text:style-name="T9">2622.86</text:span><text:span text:style-name="T6"><text:tab/>SMOH:<text:tab/></text:span><text:span text:style-name="T9">558.06</text:span></text:p>
      <text:p text:style-name="P1"><text:span text:style-name="T6">A/C Reg: <text:tab/></text:span><text:span text:style-name="T9">N610WM</text:span><text:span text:style-name="T6"> <text:tab/>Model:<text:tab/></text:span><text:span text:style-name="T9">BE-77</text:span><text:span text:style-name="T6"><text:tab/><text:tab/>S/N:</text:span><text:span text:style-name="T9"> WA-64</text:span></text:p>
      <text:p text:style-name="P1"><text:span text:style-name="T6">Engine: <text:tab/></text:span><text:span text:style-name="T9">Lycoming O-235-L2C</text:span><text:span text:style-name="T6"><text:tab/><text:tab/><text:tab/>S/N:</text:span><text:span text:style-name="T9"> L-20428-15</text:span><text:span text:style-name="T6"><text:tab/></text:span></text:p>
      <text:p text:style-name="P1"/>
      <text:p text:style-name="P1"><text:span text:style-name="T6">Drained oil, inspected and cleaned</text:span><text:span text:style-name="T8"> sump and pressure</text:span><text:span text:style-name="T6"> screen</text:span><text:span text:style-name="T8">s</text:span><text:span text:style-name="T6">, serviced with</text:span><text:span text:style-name="T8"> 6</text:span><text:span text:style-name="T6"> qts. Phillips XC 20W-50.</text:span><text:span text:style-name="T8"> Screen inspections satisfactory.</text:span><text:span text:style-name="T6"> Test ran and leak checked</text:span><text:span text:style-name="T8">.</text:span></text:p>
      <text:p text:style-name="P1"/>
      <text:p text:style-name="P1"><text:span text:style-name="T8"><text:tab/><text:tab/><text:tab/>Peter D. Ungsunan<text:tab/></text:span><text:span text:style-name="T6">Owne</text:span><text:span text:style-name="T7">r / </text:span><text:span text:style-name="T6">Pilot 3198409</text:span></text:p>
      <text:p text:style-name="P6"/>
      <text:p text:style-name="P7">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fo:background-color="#ffffff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19:06:43.968000000</dc:date>
    <meta:editing-duration>PT1M21S</meta:editing-duration>
    <meta:editing-cycles>1</meta:editing-cycles>
    <meta:document-statistic meta:table-count="0" meta:image-count="0" meta:object-count="0" meta:page-count="2" meta:paragraph-count="44" meta:word-count="246" meta:character-count="1527" meta:non-whitespace-character-count="1329"/>
    <meta:generator>LibreOffice/5.2.7.2$Windows_X86_64 LibreOffice_project/2b7f1e640c46ceb28adf43ee075a6e8b8439ed10</meta:generator>
  </office:meta>
</office:document-meta>
</file>